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4395" officeooo:paragraph-rsid="00154395"/>
    </style:style>
    <style:style style:name="P2" style:family="paragraph" style:parent-style-name="Standard" style:list-style-name="List_20_1">
      <style:text-properties officeooo:rsid="00154395" officeooo:paragraph-rsid="00154395"/>
    </style:style>
    <style:style style:name="P3" style:family="paragraph" style:parent-style-name="Standard">
      <style:text-properties fo:font-weight="bold" officeooo:rsid="00154395" officeooo:paragraph-rsid="0015439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CONSTRAINTS</text:p>
      <text:p text:style-name="P1"/>
      <text:list xml:id="list4073619674" text:style-name="List_20_1">
        <text:list-item>
          <text:p text:style-name="P2">used to specify rules for the data in a table.</text:p>
        </text:list-item>
        <text:list-item>
          <text:p text:style-name="P2">Ensures accuracy and reliability of <text:s/>the data in the tables.</text:p>
        </text:list-item>
      </text:list>
      <text:p text:style-name="P1"/>
      <text:p text:style-name="P3">Commonly used constraints:</text:p>
      <text:p text:style-name="P3"/>
      <text:p text:style-name="P1"><text:span text:style-name="T1">NOT NULL</text:span>: ensures column cannot have a null value</text:p>
      <text:p text:style-name="P1"/>
      <text:p text:style-name="P1"><text:span text:style-name="T1">UNIQUE</text:span>:all values in the column are different</text:p>
      <text:p text:style-name="P1"/>
      <text:p text:style-name="P1"><text:span text:style-name="T1">PRIMARY KEY</text:span>:combination of a NOT NULL and UNIQUE.uniquely identifies each row in the table.</text:p>
      <text:p text:style-name="P1"/>
      <text:p text:style-name="P1"><text:span text:style-name="T1">FOREIGN KEY</text:span>:prevents action that would destroy links between table.</text:p>
      <text:p text:style-name="P1"/>
      <text:p text:style-name="P1"><text:span text:style-name="T1">CHECK</text:span>:ensures values in column satisfies specific condition</text:p>
      <text:p text:style-name="P1"/>
      <text:p text:style-name="P1"><text:span text:style-name="T1">DEFAULT</text:span>:sets default value for the column.</text:p>
      <text:p text:style-name="P1"/>
      <text:p text:style-name="P1"><text:span text:style-name="T1">AUTO INCREMENT</text:span>: allows unique number to be generated automatically every time a record is inserted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6:15:00.186204465</meta:creation-date>
    <dc:date>2023-06-16T06:23:35.132039204</dc:date>
    <meta:editing-duration>PT8M35S</meta:editing-duration>
    <meta:editing-cycles>1</meta:editing-cycles>
    <meta:document-statistic meta:table-count="0" meta:image-count="0" meta:object-count="0" meta:page-count="1" meta:paragraph-count="11" meta:word-count="94" meta:character-count="601" meta:non-whitespace-character-count="519"/>
    <meta:generator>LibreOffice/7.3.7.2$Linux_X86_64 LibreOffice_project/30$Build-2</meta:generator>
  </office:meta>
</office:document-meta>
</file>